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G-GothicB" svg:font-family="HG-GothicB" style:font-family-generic="system" style:font-pitch="variable"/>
    <style:font-face style:name="HG-MinchoL" svg:font-family="HG-Mincho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paragraph-properties fo:text-align="center" style:justify-single-word="false"/>
      <style:text-properties fo:language="en" fo:country="US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HG-GothicB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HG-GothicB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HG-GothicB" style:font-size-asian="14pt" style:font-style-asian="normal" style:font-weight-asian="normal" style:font-name-complex="Lucida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HG-GothicB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HG-GothicB" style:font-size-asian="14pt" style:font-style-asian="normal" style:font-weight-asian="normal" style:font-name-complex="Lucida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5cm" fo:min-width="0.469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Design Specification for R-Sort</text:h>
      <text:p text:style-name="Text_20_body"><text:span text:style-name="T3">The R-sorter (</text:span><text:span text:style-name="T4">R_sort</text:span><text:span text:style-name="T3">) component takes an array </text:span><text:span text:style-name="T4">A </text:span><text:span text:style-name="T3">of unsigned integers as input and outputs the numbers as an array </text:span><text:span text:style-name="T4">S </text:span><text:span text:style-name="T3">sorted by value. There is also a data-ready output </text:span><text:span text:style-name="T4">DR</text:span><text:span text:style-name="T5">, which is set to 1 only when the data in output array </text:span><text:span text:style-name="T4">S </text:span><text:span text:style-name="T5">is sorted. Other inputs are </text:span><text:span text:style-name="T4">CLK </text:span><text:span text:style-name="T5">and </text:span><text:span text:style-name="T4">RST</text:span><text:span text:style-name="T5">, for </text:span><text:span text:style-name="T3">clock</text:span><text:span text:style-name="T5"> and reset signal respectively. The reset signal is asynchronous. Below, in Figure 1, is a schematic overview of the </text:span><text:span text:style-name="T4">R_sort </text:span><text:span text:style-name="T5">component.</text:span></text:p>
      <text:p text:style-name="P1"><text:span text:style-name="T2"/></text:p>
      <text:p text:style-name="P1"><text:span text:style-name="T2"/></text:p>
      <text:p text:style-name="P1"><draw:frame draw:style-name="fr1" draw:name="Frame1" text:anchor-type="paragraph" svg:x="3.187cm" svg:y="1.005cm" svg:width="11.118cm" draw:z-index="0"><draw:text-box fo:min-height="6.008cm"><text:p text:style-name="Caption"><draw:g text:anchor-type="paragraph" draw:z-index="1" draw:style-name="gr1"><draw:custom-shape draw:style-name="gr2" draw:text-style-name="P4" svg:width="6.002cm" svg:height="6.002cm" svg:x="2.736cm" svg:y="0cm"><text:p text:style-name="P3"><text:span text:style-name="T6">R_sort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4" svg:x1="2.736cm" svg:y1="4cm" svg:x2="1.736cm" svg:y2="4cm"><text:p/></draw:line><draw:line draw:style-name="gr4" draw:text-style-name="P4" svg:x1="2.736cm" svg:y1="1cm" svg:x2="1.736cm" svg:y2="1cm"><text:p/></draw:line><draw:line draw:style-name="gr5" draw:text-style-name="P4" svg:x1="2.736cm" svg:y1="5cm" svg:x2="1.736cm" svg:y2="5cm"><text:p/></draw:line><draw:line draw:style-name="gr6" draw:text-style-name="P4" svg:x1="9.736cm" svg:y1="4.5cm" svg:x2="8.736cm" svg:y2="4.5cm"><text:p/></draw:line><draw:line draw:style-name="gr7" draw:text-style-name="P4" svg:x1="9.736cm" svg:y1="1cm" svg:x2="8.736cm" svg:y2="1cm"><text:p/></draw:line><draw:frame draw:style-name="gr8" draw:text-style-name="P6" svg:width="0.92cm" svg:height="0.983cm" svg:x="0.812cm" svg:y="0.499cm"><draw:text-box><text:p text:style-name="P5"><text:span text:style-name="T6">A</text:span></text:p></draw:text-box></draw:frame><draw:frame draw:style-name="gr9" draw:text-style-name="P6" svg:width="1.717cm" svg:height="0.983cm" svg:x="0.002cm" svg:y="3.538cm"><draw:text-box><text:p text:style-name="P5"><text:span text:style-name="T6">CLK</text:span></text:p></draw:text-box></draw:frame><draw:frame draw:style-name="gr10" draw:text-style-name="P6" svg:width="1.751cm" svg:height="0.983cm" svg:x="0.002cm" svg:y="4.5cm"><draw:text-box><text:p text:style-name="P5"><text:span text:style-name="T6">RST</text:span></text:p></draw:text-box></draw:frame><draw:frame draw:style-name="gr11" draw:text-style-name="P6" svg:width="0.92cm" svg:height="0.983cm" svg:x="9.71cm" svg:y="0.499cm"><draw:text-box><text:p text:style-name="P5"><text:span text:style-name="T6">S</text:span></text:p></draw:text-box></draw:frame><draw:frame draw:style-name="gr12" draw:text-style-name="P6" svg:width="1.405cm" svg:height="0.983cm" svg:x="9.71cm" svg:y="4.001cm"><draw:text-box><text:p text:style-name="P5"><text:span text:style-name="T6">DR</text:span></text:p></draw:text-box></draw:frame><draw:line draw:style-name="gr13" draw:text-style-name="P4" svg:x1="2.513cm" svg:y1="0.5cm" svg:x2="2.013cm" svg:y2="1.5cm"><text:p/></draw:line><draw:frame draw:style-name="gr14" draw:text-style-name="P7" svg:width="0.78cm" svg:height="0.821cm" svg:x="1.736cm" svg:y="1.499cm"><draw:text-box><text:p text:style-name="P5"><text:span text:style-name="T7">L</text:span></text:p></draw:text-box></draw:frame><draw:line draw:style-name="gr15" draw:text-style-name="P4" svg:x1="9.5cm" svg:y1="0.5cm" svg:x2="9cm" svg:y2="1.5cm"><text:p/></draw:line><draw:frame draw:style-name="gr16" draw:text-style-name="P7" svg:width="0.969cm" svg:height="0.821cm" svg:x="8.767cm" svg:y="1.401cm"><draw:text-box><text:p text:style-name="P5"><text:span text:style-name="T7">L</text:span></text:p></draw:text-box></draw:frame></draw:g>Figure 1: R_sort component overview</text:p></draw:text-box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Internally, the radix sort algorithm is used for sort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G-GothicB" svg:font-family="HG-GothicB" style:font-family-generic="system" style:font-pitch="variable"/>
    <style:font-face style:name="HG-MinchoL" svg:font-family="HG-Mincho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-Mincho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TDTS01<text:tab/><text:tab/>2010-01-25</text:p>
      </style:header>
      <style:footer>
        <text:p text:style-name="Footer">Daniel Svensson<text:tab/><text:tab/>dansv693</text:p>
        <text:p text:style-name="Footer">Leo Koivuniemi<text:tab/><text:tab/>leoko80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5T08:23:55</meta:creation-date>
    <dc:date>2010-01-25T09:28:37</dc:date>
    <meta:editing-duration>PT01H04M45S</meta:editing-duration>
    <meta:editing-cycles>5</meta:editing-cycles>
    <meta:generator>OpenOffice.org/3.1$Solaris_Sparc OpenOffice.org_project/310m19$Build-9420</meta:generator>
    <meta:document-statistic meta:table-count="0" meta:image-count="0" meta:object-count="0" meta:page-count="1" meta:paragraph-count="7" meta:word-count="101" meta:character-count="601"/>
  </office:meta>
</office:document-meta>
</file>